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face style:name="Lucida Sans1" svg:font-family="'Lucida Sans'" style:font-family-generic="swiss"/>
    <style:font-face style:name="Arial1" svg:font-family="Arial" style:font-family-generic="swiss" style:font-pitch="variable"/>
    <style:font-face style:name="Arial Narrow" svg:font-family="'Arial Narrow'"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Standard">
      <style:paragraph-properties fo:text-align="justify" style:justify-single-word="false"/>
      <style:text-properties style:font-name="Arial Narrow" style:font-name-complex="Arial Narrow"/>
    </style:style>
    <style:style style:name="P3" style:family="paragraph" style:parent-style-name="Standard" style:list-style-name="WWNum1">
      <style:paragraph-properties fo:text-align="justify" style:justify-single-word="false"/>
      <style:text-properties style:font-name="Arial Narrow" style:font-name-complex="Arial Narrow"/>
    </style:style>
    <style:style style:name="P4" style:family="paragraph" style:parent-style-name="Standard" style:list-style-name="WWNum2">
      <style:paragraph-properties fo:text-align="justify" style:justify-single-word="false"/>
      <style:text-properties style:font-name="Arial Narrow" style:font-name-complex="Arial Narrow"/>
    </style:style>
    <style:style style:name="T1" style:family="text">
      <style:text-properties fo:language="es" fo:country="ES"/>
    </style:style>
    <style:style style:name="T2"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1">Requerimientos RAU2 - Borrador</text:span></text:h>
      <text:p text:style-name="P2"><text:span text:style-name="T1">Este documento especifica someramente los requerimientos para la Red Académica Uruguaya de 2a generación, RAU2.</text:span></text:p>
      <text:p text:style-name="P2"><text:span text:style-name="T1"/></text:p>
      <text:h text:style-name="Heading_20_2" text:outline-level="2"><text:span text:style-name="T1">Introducción</text:span></text:h>
      <text:p text:style-name="P2"><text:span text:style-name="T1">La existencia de redes académicas interconectadas constituye un activo de primordial importancia para las actividades de la academia. Ellas sustentan el desarrollo de nuevos servicios y la implementación de innovaciones tecnológicas, proveyendo un entorno complementario al que la Internet comercial brinda actualmente. Así lo entienden muchos países del mundo, en los que las redes académicas coexisten con las comerciales en saludable sinergia, sin conflictos de intereses. La semilla de lo que hoy es Internet se desarrolló en el entorno académico, antes de que las empresas dominantes de la época -las telefónicas- vieran sus aplicaciones comerciales. Desde ese entonces, las redes académicas son las plataformas ideales para que sigan surgiendo en ellas innovaciones con potencial económico que son luego implantadas y explotadas comercialmente, siguiendo el curso natural de muchas disciplinas en las que desarrollos científicos se transforman en innovaciones industriales. Es de esperar que estos ciclos se sigan produciendo en el futuro.</text:span><text:span text:style-name="T2"> Por otro lado, es impensable el desarrollo propiamente científico de un país sin que el mismo se soporte en una red académica de alta velocidad que permita la colaboración polifacética entre científicos nacionales y entre nacionales y sus pares extranjeros. La inexistencia de una Red adecuada, con las características propias de las redes académicas, se puede convertir rápidamente en una limitante fundamental del desarrollo científico de un país.</text:span></text:p>
      <text:p text:style-name="P2"><text:span text:style-name="T1"/></text:p>
      <text:p text:style-name="P2"><text:span text:style-name="T1">Uruguay ha realizado en los últimos años importantes inversiones que lo sitúan en una posición de liderazgo en lo que hace a la calidad y penetración de sus servicios de acceso a Internet. Un esfuerzo equivalente para darle impulso al desarrollo de las redes académicas, adecuaría la dimensión no comercial de las tecnologías de la información en nuestro país, y abriría nuevas instancias de crecimiento y de creación. Esta visión es compartida por ANTEL y UDELAR, y constituye la piedra angular que motiva el presente trabajo. El desarrollo de la RAU (Red Académica Uruguaya), ha sido históricamente liderado por UDELAR, aunque en la misma participan de manera mancomunada diversas instituciones académicas del país, entre los que se encuentran UCUDAL, ORT, IIBCE, INIA, ANII y el Institut Pasteur de Montevideo.</text:span></text:p>
      <text:p text:style-name="P2"><text:span text:style-name="T1"/></text:p>
      <text:p text:style-name="P2"><text:span text:style-name="T1">La creciente expansión de la Universidad de la república en el interior del país, así como el desarrollo de otros emprendimientos académicos nacionales, hace urgente hoy dar un salto de calidad en las prestaciones y alcances de la RAU.</text:span></text:p>
      <text:p text:style-name="P2"><text:span text:style-name="T1"/></text:p>
      <text:h text:style-name="Heading_20_2" text:outline-level="2"><text:span text:style-name="T1">Necesidades y Objetivos de la RAU</text:span></text:h>
      <text:p text:style-name="P2"><text:span text:style-name="T1">El objetivo histórico y servicio primordial de la RAU es brindar conectividad, tanto entre los puntos que la componen (tráfico local), como desde estos puntos hacia otras redes. Para facilitar el análisis descomponemos este tráfico en tres grupos que denominaremos público, académico y de servicios de contenido. A continuación se describen las principales características de cada grupo:</text:span></text:p>
      <text:list xml:id="list5889088294765825274" text:style-name="WWNum1">
        <text:list-header>
          <text:p text:style-name="P3"><text:span text:style-name="T1"/></text:p>
        </text:list-header>
        <text:list-item>
          <text:p text:style-name="P3"><text:span text:style-name="T1">Tráfico Público - Es el tráfico usual de Internet al que accede cualquier usuario residencial desde cualquier parte del mundo. Además del contenido público al que acceden los usuarios de la RAU, este tráfico incluye el contenido generado por los propios integrantes de la RAU y exportado al dominio público a través de Internet.</text:span></text:p>
          <text:p text:style-name="P3"><text:span text:style-name="T1"/></text:p>
        </text:list-item>
        <text:list-item>
          <text:p text:style-name="P3"><text:span text:style-name="T1">Tráfico Académico - Es tráfico que se cursa entre las instituciones académicas que integran la RAU, y el de éstas hacia sus pares en otros puntos del mundo.</text:span></text:p>
        </text:list-item>
      </text:list>
      <text:p text:style-name="P2"><text:span text:style-name="T1"/></text:p>
      <text:p text:style-name="P2"><text:soft-page-break/><text:span text:style-name="T1">El intercambio entre instituciones académicas difiere sustancialmente del que domina la lógica comercial. Por ejemplo, es usual que algunas organizaciones pongan a disposición recursos tales como material científico o repositorios de software, para ser usados en forma gratuita solamente cuando son consumidos desde instituciones académicas. Para efectivizar lo anterior es fundamental poder trazar el origen del tráfico, o sea, poder identificar globalmente las direcciones IP de cada organización académica, en este caso de la RAU. En síntesis, este tipo de tráfico académico no se diferencia del público por la tecnología que lo soporta, sino por los orígenes y destinos del mismo, así como por sus requerimientos para atender y promover la investigación generadora de nuevo conocimiento.</text:span></text:p>
      <text:p text:style-name="P2"><text:span text:style-name="T1"/></text:p>
      <text:p text:style-name="P2"><text:span text:style-name="T1">Actualmente el tráfico académico desde/hacia la RAU se encamina a través de dos tipos de conexiones: la conexión privada a la Red CLARA (Cooperación Latino-Americana de Redes Avanzadas) y la conexión BGP a la red IP pública de ANTEL. CLARA es una red de redes-académicas regionales, conectada a su vez a la red de redes-académicas europea GÉANT (proyecto ALICE), a la red académica de EEUU (Internet 2) y a través de éstas a todas las redes académicas a nivel mundial. Las conexiones entre las redes que integran CLARA y GÉANT u otras redes académicas </text:span><text:bookmark text:name="_GoBack"/><text:span text:style-name="T1">son de tipo privado, lo que garantiza la condición académica de sus usuarios. La conexión BGP con ANTEL provee un medio complementario para acceder a las redes académicas y además al contenido general de Internet. Aunque hace uso de infraestructura pública, mantiene la numeración IP interna de la RAU y por tanto la identidad de sus usuarios en el mundo. En este último aspecto se diferencia sustancialmente de otras conexiones convencionales a Internet comercializadas por ANTEL.</text:span></text:p>
      <text:p text:style-name="P2"><text:span text:style-name="T1"/></text:p>
      <text:p text:style-name="P2"><text:span text:style-name="T1">Asimismo, parte del tráfico académico cuenta con peculiaridades que lo distinguen de las aplicaciones comerciales, y que se vinculan con el tráfico de grandes volúmenes de datos de investigación (por ejemplo, de radiotelescopios, imágenes médicas, entre muchos otros) para su procesamiento remoto, así como las aulas virtuales y servicios de videoconferencia multipunto en general. Muchas de estas aplicaciones que manejan contenido específico entran en el próximo punto. </text:span></text:p>
      <text:list xml:id="list986318576" text:continue-numbering="true" text:style-name="WWNum1">
        <text:list-header>
          <text:p text:style-name="P3"><text:span text:style-name="T1"/></text:p>
        </text:list-header>
        <text:list-item>
          <text:p text:style-name="P3"><text:span text:style-name="T1">Tráfico de Servicios de Contenido - En esta categoría consideramos el tráfico asociado a servicios diferentes a los disponibles en la implementación tecnológica tradicional de las redes, sean académicas o no.</text:span></text:p>
        </text:list-item>
      </text:list>
      <text:p text:style-name="P2"><text:span text:style-name="T1"/></text:p>
      <text:p text:style-name="P2"><text:span text:style-name="T1">El tráfico de los servicios de contenido es el de menor desarrollo en la actualidad, y al mismo tiempo es el de mayor potencial de crecimiento. Los ejemplos comentados anteriormente entran dentro de una categorización más amplia de Redes de Distribución de Contenido (CDN), donde es fundamental que las aplicaciones dispongan de estrategias de uso adecuado de la red para entregar el contenido en forma óptima y haciendo un uso equilibrado de los recursos. Existe una cantidad creciente de aplicaciones que combinan el uso intensivo de cómputo con el acceso a gigantescos volúmenes de información; cuando el origen de los datos está ligado a multifuentes y no son muy estructurados (sensores de todo tipo, imágenes, datos de genómica, datos abiertos, entre otros), se suele hablar de <text:s/>“BigData”. Los dominios de esas aplicaciones son de los más variados, pasando por biología, meteorología, logística, comercio, economía o finanzas. Algunas de las aplicaciones que se beneficiarían de un uso racional de los recursos nacionales incluyen, por ejemplo, el procesamiento en forma automática y transparente sobre el cluster de la Facultad de Ingeniería, de los grandes volúmenes de datos generados por los exámenes PET realizados por el Centro Uruguayo de Imagenología Molecular (CUDIM), o de una secuenciación de ADN en el Pasteur, o de los datos meteorológicos que permiten predecir inundaciones o planificar cuáles son los alternativas energéticas más convenientes en el horizonte próximo. Aplicaciones como las anteriormente referidas requieren la implementación de servicios de comunicación con valor añadido, sobre una red de contenido apropiada y con interfaces adecuadas para que distintos miembros de la RAU (investigadores, médicos, organismos públicos) puedan hacer uso transparente y eficiente de los servicios de cómputo.</text:span></text:p>
      <text:p text:style-name="P2"><text:span text:style-name="T1"/></text:p>
      <text:p text:style-name="P2"><text:span text:style-name="T1">Además de desarrollar software y tener a disposición una red de alta velocidad, el despliegue de una CDN requiere un grado adicional de integración entre la infraestructura de la red y los componentes informáticos, </text:span><text:soft-page-break/><text:span text:style-name="T1">que permita explotar en forma coordinada el máximo de recursos disponibles en el sistema. Esto es inusual en las aplicaciones comúnmente implementadas sobre Internet, donde los usuarios tienen un mínimo control de su tráfico dentro de la red, y además la contribución puntual de tráfico de cada usuario es insignificante en el total.</text:span></text:p>
      <text:p text:style-name="P2"><text:span text:style-name="T1"/></text:p>
      <text:p text:style-name="P2"><text:span text:style-name="T1">El nivel de integración presentado es una tendencia creciente, que le permitirá a la RAU extender la transversalidad hacia otros pares académicos en otras partes de la región o del mundo. A nivel comercial es usado por grandes y contadas corporaciones (como Google o Netflix), y han tenido una explosión de uso bajo el nombre de “Cloud Computing”, es decir, una abstracción donde los datos se transfieren a sitios con la capacidad de cómputo adecuada de forma transparente al usuario y con tiempos de respuesta muy aceptables si la infraestructura de red es la adecuada. El concepto general de infraestructura como servicio (Infraestructure as a Service - IaaS), y sus instancias de software como servicio (Software as a Service - SaaS) y red como servicio (Network as a Service - NaaS), es un camino de evolución de servicios comerciales, y es de interés estratégico para el país que sea investigado en la UDELAR en conjunto con ANTEL. En particular, existen iniciativas académicas que ya están siendo investigadas en conjunto entre UDELAR y ANTEL tendientes a la realización de este paradigma, mediante el desarrollo de un ecosistema abierto de componentes tecnológicos; estamos hablando de la idea general de redes definidas por software (Software Defined Networks - SDN) y en particular de la iniciativa OpenFlow. El uso de estas tecnologías está llamado a constituir un salto cualitativo en la interacción académica, comparable al que Internet representó en su momento, y es un requerimiento evidente para la RAU.</text:span></text:p>
      <text:p text:style-name="P2"><text:span text:style-name="T1"/></text:p>
      <text:p text:style-name="P2"><text:span text:style-name="T1">En paralelo, las inversiones de ANTEL, tanto para aumentar la infraestructura local de Data-Centers como para expandir su presencia en Data-Centers extranjeros, incrementarán la necesidad de contar servicios de características similares a los antes comentados.</text:span></text:p>
      <text:p text:style-name="P2"><text:span text:style-name="T1"/></text:p>
      <text:p text:style-name="P2"><text:span text:style-name="T1">Un aspecto a considerar entre los requerimientos de la nueva Red Académica es su expansión en el territorio. Para tener una idea de estos requerimientos nuevos mencionemos que la UdelaR ha creado 61 grupos de investigación, conformados por 238 docentes de 40 horas o dedicación total, radicados en diversos centros del interior del país que incluyen las sedes de Salto, Paysandú, Tacuarembó, Rivera, Treinta y Tres, Rocha y Maldonado. Como parte de ese proyecto se están construyendo edificios en todas esas sedes y en algunas de ellas se están instalando laboratorios de alta complejidad únicos en el país: en Salto el Laboratorio de Bioseguridad nivel 3, en Paysandú el Polo agroalimentario (con 2 RMN y un MS/MS cuadripolo) y en Rocha una concentración de microscopios de diverso tipo incluyendo el microscopio electrónico más potente del país). Esos laboratorios deben ser accesibles para investigadores de todo el país y conectarse con el mundo y los investigadores que se están radicando deben tener comunicación fluida con sus pares.</text:span></text:p>
      <text:p text:style-name="P2"><text:span text:style-name="T1">Como siguiente paso en su evolución, la RAU se propone dos metas: ampliar el universo de usuarios que usan sus servicios al tiempo que se mejora la performance de los mismos, e implementar servicios transversales para potenciar la sinergia entre sus instituciones. A este salto cualitativo en el crecimiento le llamaremos RAU2.</text:span></text:p>
      <text:p text:style-name="P2"><text:span text:style-name="T1"/></text:p>
      <text:p text:style-name="P2"><text:span text:style-name="T1">A nuestro entender esa evolución se sustenta en tres pilares: el “incremento del ancho de banda” entre sus puntos y un mayor nivel de “control sobre la red”, que potencie a su vez el desarrollo sobre la misma de una “plataforma transversal e integrada de servicio académicos”. Se describen seguidamente sus principales características.</text:span></text:p>
      <text:p text:style-name="P2"><text:span text:style-name="T1"/></text:p>
      <text:h text:style-name="Heading_20_2" text:outline-level="2"><text:span text:style-name="T1">Conectividad y Acuerdos Complementarios</text:span></text:h>
      <text:p text:style-name="P2"><text:span text:style-name="T1">Uno de los objetivos de la RAU2 es mejorar el rendimiento de la conectividad académica y ampliar el universo de sus usuarios. Se busca dar un salto que acompase el desarrollo en velocidad y penetración que los servicios residenciales de acceso a Internet han experimentado en los últimos años, y que ha situado a nuestro país en una situación de privilegio. En la actualidad y en contraste, el universo de usuarios que tienen acceso regular a la RAU se limita al de algunos centros universitarios y se compone esencialmente de: </text:span><text:soft-page-break/><text:span text:style-name="T1">docentes, investigadores y ciertos funcionarios administrativos. Salvo contadas excepciones, los estudiantes no tienen acceso.</text:span></text:p>
      <text:p text:style-name="P2"><text:span text:style-name="T1"/></text:p>
      <text:p text:style-name="P2"><text:span text:style-name="T1">Universalizar el acceso implica llegar en el mediano plazo a unos 11.000 docentes e investigadores, 7.000 funcionarios y 140.000 estudiantes en actividad distribuidos en todo el país. En cuanto al rendimiento, se busca equiparar el ancho de banda efectivo de docentes e investigadores con el de sus pares en Europa, Norteamérica y países de la región. Se aspira además a que los estudiantes pueden experimentar una velocidad comparable a la que ahora tienen en sus hogares. La combinación de ambas metas supone un aumento sustancial de la capacidad disponible, tanto entre centros, como de éstos hacia Internet y CLARA.</text:span></text:p>
      <text:p text:style-name="P2"><text:span text:style-name="T1">La última actualización de recursos cualitativamente importante que experimentó la RAU se remonta a 2005, con el ingreso a CLARA. La tecnología dominante en esa época (ATM/Frame Relay) condicionó la topología de la red en varios aspectos. Desde ese entonces ANTEL y el Servicio Central de Informática de la UDELAR (SeCIU) han avanzado en la adecuación de las tecnologías de red, buscando fundamentalmente explotar las ventajas económicas de la tecnología IP/MPLS. Sin embargo, hasta el momento no se ha ejecutado un rediseño general que permita explotar al máximo otras ventajas de esas tecnologías. La RAU actual consta de un sitio central (el edificio del SeCIU) y conexiones desde éste hacia los demás puntos de la red y hacia otras redes.</text:span></text:p>
      <text:p text:style-name="P2"><text:span text:style-name="T1"/></text:p>
      <text:p text:style-name="P2"><text:span text:style-name="T1">Los avances en la tecnología, la expansión de la UDELAR hacia el interior del país y la intención de los servicios de salud del estado (ASSE) de integrar los recursos académicos de UDELAR (Hospital de Clínicas, Facultad de Medicina, Enfermería), el Pasteur y el CUDIM en sus procesos de atención médica, impulsaron a ANTEL y SeCIU a trabajar en un proyecto de actualización de la estructura de la RAU, con el fin de llevarla a una configuración más racional para el nuevo contexto. De este trabajo se concluyó que 10 de los 108 puntos que compondrán la RAU2 debían constituir el backbone de la red, esto es, debían tener nodos con la capacidad de decidir cómo mover el tráfico de un punto a otro. Los restantes 98 puntos se limitarían a tener conexiones de acceso hacia el punto más cercano del backbone. Este proyecto no se concretó, entre otras razones por problemas de presupuesto.</text:span></text:p>
      <text:p text:style-name="P2"><text:span text:style-name="T1"/></text:p>
      <text:p text:style-name="P2"><text:span text:style-name="T1">Posteriormente ANTEL lanzó una nueva línea de productos de acceso a Internet para la educación (conocida comercialmente como VERA Educativo), con precios por ancho de banda sustancialmente mejores a los existentes. Como ya vimos en este documento, por su naturaleza, este tipo de producto solamente resuelve en parte las necesidades de la RAU.</text:span></text:p>
      <text:p text:style-name="P2"><text:span text:style-name="T1"/></text:p>
      <text:p text:style-name="P2"><text:span text:style-name="T1">Por último Facultad de Ingeniería integró al análisis el uso de escenarios y modelos formales de diseño, manteniendo otros elementos y definiciones existentes (los precios y puntos del backbone). El estudio formó parte de una tesis doctoral, cuyos detalles pueden encontrarse en: http://www.fing.edu.uy/~crisso/Thesis.pdf.</text:span></text:p>
      <text:p text:style-name="P2"><text:span text:style-name="T1">A efectos de síntesis, destacamos que el objetivo consistía en diseñar la red de costo mínimo para cursar el tráfico público y académico de la RAU. No existían estimaciones claras del Tráfico de Servicios de Contenido, por lo que se decidió centrar el diseño en el pico estimado para los tipos de tráfico ahora existentes (Internet y Académico). En una segunda instancia se calculó la capacidad remanente disponible para mover otros tipos de tráfico en una CDN, haciendo uso del hecho que la mayor parte del día el tráfico común representa una fracción menor del valor alcanzado en la hora pico, valor para el cual se diseñó la red.</text:span></text:p>
      <text:p text:style-name="P2"><text:span text:style-name="T1"/></text:p>
      <text:p text:style-name="P2"><text:span text:style-name="T1">Los resultados de ese estudio muestran que aún dentro de un extenso rango proyectado para el tráfico pico académico y público, las configuraciones óptimas deberían conectar los enlaces a Internet de la RAU con ANTEL en tres puntos del backbone: SeCIU, Facultad de Ingeniería y el Hospital de Clínicas. Estos puntos constituyen una suerte de core dentro del backbone de la RAU, porque además de ser los puntos estratégicos para conectarse a Internet, también constituyen o se enlazan directamente a ellos (conexiones de acceso mediante), los centros que en el futuro próximo están llamados a exportar o consumir los primeros Servicios de Contenido, a saber: Facultad de Ingeniería, Facultad de Ciencias, el Instituto Pasteur, el CUDIM y el Instituto Nacional de Transplantes de Órganos.</text:span></text:p>
      <text:p text:style-name="P2"><text:span text:style-name="T1"/></text:p>
      <text:p text:style-name="P2"><text:soft-page-break/><text:span text:style-name="T1">En este marco y en aras de colaborar con la conectividad que la RAU2 requiere, ANTEL comprometió su apoyo a:</text:span></text:p>
      <text:list xml:id="list2156337153279769472" text:style-name="WWNum2">
        <text:list-item>
          <text:p text:style-name="P4"><text:span text:style-name="T1">Instrumentar Acceso – ANTEL gestionará acciones para instrumentar el acceso por fibra óptica de los distintos centros educativos de la RAU, priorizando por necesidades de tráfico. La forma de acceso y la topología a emplear las definirá ANTEL en función de las necesidades que se planteen.</text:span></text:p>
        </text:list-item>
        <text:list-item>
          <text:p text:style-name="P4"><text:span text:style-name="T1">Instrumentar el Backbone de Interconexión entre Centros – Se plantea comenzar a instrumentar un backbone de datos sobre la red MPLS de ANTEL, que vincule tres sitios, los cuales la Universidad de la República (UDELAR) propone sean los tres nodos principales hoy localizados en la ciudad de Montevideo: Facultad de Ingeniería, Hospital de Clínicas y SeCIU.</text:span></text:p>
        </text:list-item>
      </text:list>
      <text:p text:style-name="P2"><text:span text:style-name="T1"/></text:p>
      <text:p text:style-name="P2"><text:span text:style-name="T1">En una primera etapa las conexiones del backbone se implementarán usando conexiones punto-a-punto Ethernet. Se propone con una arquitectura escalable, de forma que a medida que aumente la demanda de tráfico posibilitará la inclusión de nuevos centros en el mismo, tanto de Montevideo como del Interior del país. Asimismo, la construcción planteada puede adaptarse fácilmente a cambios en los requerimientos tecnológicos o de performance en las conexiones del backbone.</text:span></text:p>
      <text:p text:style-name="P2"><text:span text:style-name="T1"/></text:p>
      <text:p text:style-name="P2"><text:span text:style-name="T1">La UDELAR elaborará requerimientos técnicos de servicios para dicho backbone, que será instrumentado con servicios de ANTEL. Con esto se evoluciona de la situación actual de un nodo central (localizado en SeCIU) a tres nodos vinculados por un backbone escalable de alta capacidad de tráfico.</text:span></text:p>
      <text:list xml:id="list1965798339" text:continue-numbering="true" text:style-name="WWNum2">
        <text:list-item>
          <text:p text:style-name="P4"><text:span text:style-name="T1">Adecuación de Puntos de Intercambio de Tráfico – Se plantea multiplicar la conexión BGP que llega exclusivamente a SeCIU en la actualidad, para que también llegue a Facultad de Ingeniería y al Hospital de Clínicas.</text:span></text:p>
        </text:list-item>
      </text:list>
      <text:p text:style-name="P2"><text:span text:style-name="T1"/></text:p>
      <text:p text:style-name="P2"><text:span text:style-name="T1">Los puntos anteriores resumen los acuerdos alcanzados entre ANTEL y UDELAR en su condición respectiva de proveedor y cliente de servicios de telecomunicaciones. La implementación de los mismos se realizará a través de modificaciones en los acuerdos comerciales vigentes entre las partes.</text:span></text:p>
      <text:p text:style-name="P2"><text:span text:style-name="T1">Complementariamente a los puntos antes comentados, se acordó explorar la posibilidad de trabajar conjuntamente en nuevos proyectos de investigación aplicada. Concretamente, se habló de:</text:span></text:p>
      <text:list xml:id="list1472537178" text:continue-numbering="true" text:style-name="WWNum2">
        <text:list-item>
          <text:p text:style-name="P4"><text:span text:style-name="T1">Desarrollo de Routers Tecnología Open-Source – Desde hace más de un año UDELAR está investigando el estado del arte en las tecnologías estándar para la construcción de routers de backbone a partir de hardware PC y software libre.</text:span></text:p>
        </text:list-item>
      </text:list>
      <text:p text:style-name="P2"><text:span text:style-name="T1"/></text:p>
      <text:p text:style-name="P2"><text:span text:style-name="T1">El proyecto ha contado hasta el momento con el apoyo financiero de LACNIC (Subvenciones FRIDA 2013: “Prototipo RAU2 de Altas Prestaciones”) y con la colaboración del Centro de Entrenamiento y Desarrollo de ANTEL.</text:span></text:p>
      <text:p text:style-name="P2"><text:span text:style-name="T1"/></text:p>
      <text:p text:style-name="P2"><text:span text:style-name="T1">La escalabilidad demostrada por la tecnología OpenFlow combinada con la performance alcanzada mediante el uso de Hardware FPGA (Field Programmable Gate Array), alientan a llevar el proyecto a una segunda etapa, en la que los prototipos actuales se transformen en elementos operativos de la RAU2 y al mismo tiempo en una alternativa nacional de recursos para ANTEL. La empresa manifestó su interés en participar de forma más activa en el desarrollo nacional de esta tecnología.</text:span></text:p>
      <text:list xml:id="list519081671" text:continue-numbering="true" text:style-name="WWNum2">
        <text:list-item>
          <text:p text:style-name="P4"><text:span text:style-name="T1">Desarrollo de CDN – Aún contando en el backbone con nodos que permitan implementar políticas de Ingeniería de Tráfico desde aplicaciones externas (como los mencionados en el punto anterior), la implementación efectiva de servicios transversales requiere el desarrollo de una CDN adecuada, que coordine los requerimientos de los servicios con las acciones de despliegue necesarias sobre la red, en sintonía con los recursos disponibles.</text:span></text:p>
        </text:list-item>
      </text:list>
      <text:p text:style-name="P2"><text:span text:style-name="T1"/></text:p>
      <text:p text:style-name="P2"><text:span text:style-name="T1">Para la RAU2, este desarrollo constituye el paso posterior natural al presentado en el punto (d). Para ANTEL, disponer de este tipo de tecnología a nivel nacional también constituye un paso estratégico, en la medida que representa un hito en la independencia tecnológica nacional.</text:span></text:p>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face style:name="Lucida Sans1" svg:font-family="'Lucida Sans'" style:font-family-generic="swiss"/>
    <style:font-face style:name="Arial1" svg:font-family="Arial" style:font-family-generic="swiss" style:font-pitch="variable"/>
    <style:font-face style:name="Arial Narrow" svg:font-family="'Arial Narrow'"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s" fo:country="UY"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Lucida Sans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Arial"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a">
        <style:list-level-properties text:list-level-position-and-space-mode="label-alignment">
          <style:list-level-label-alignment text:label-followed-by="listtab" text:list-tab-stop-position="0.8409in" fo:text-indent="-0.25in" fo:margin-left="0.8409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3409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8409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3409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8409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3409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8409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3409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84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text:list-tab-stop-position="0.8409in" fo:text-indent="-0.25in" fo:margin-left="0.8409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3409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8409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3409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8409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3409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8409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3409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84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uardo Grampín</meta:initial-creator>
    <meta:creation-date>2014-12-04T15:58:51</meta:creation-date>
    <meta:document-statistic meta:table-count="0" meta:image-count="0" meta:object-count="0" meta:page-count="5" meta:paragraph-count="43" meta:word-count="3260" meta:character-count="20827"/>
    <dc:date>2014-12-04T17:09:13</dc:date>
    <dc:creator>Eduardo Grampín</dc:creator>
    <meta:editing-duration>PT54M54S</meta:editing-duration>
    <meta:editing-cycles>1</meta:editing-cycles>
    <meta:generator>OpenOffice/4.0.1$Unix OpenOffice.org_project/401m5$Build-9714</meta:generator>
  </office:meta>
</office:document-meta>
</file>